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2.29cm" fo:min-width="4.07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29cm" fo:min-width="3.691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2.417cm" fo:min-width="6.993cm"/>
    </style:style>
    <style:style style:name="gr6" style:family="graphic" style:parent-style-name="objectwithoutfill">
      <style:graphic-properties svg:stroke-color="#6666ff" draw:fill="none" draw:textarea-vertical-align="middle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2.29cm" fo:min-width="3.691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2.29cm" fo:min-width="4.707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2.417cm" fo:min-width="9.787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ff3333"/>
      <style:paragraph-properties fo:text-align="center"/>
      <style:text-properties fo:font-size="16pt" style:font-size-asian="18pt" style:font-size-complex="18pt"/>
    </style:style>
    <style:style style:name="P5" style:family="paragraph">
      <style:paragraph-properties fo:text-align="center"/>
      <style:text-properties fo:font-size="13pt" style:font-size-asian="18pt" style:font-size-complex="18pt"/>
    </style:style>
    <style:style style:name="P6" style:family="paragraph">
      <loext:graphic-properties draw:fill-color="#cccccc"/>
      <style:paragraph-properties fo:text-align="center"/>
      <style:text-properties fo:font-size="1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54cm" svg:x="35.544cm" svg:y="34.909cm">
          <text:p text:style-name="P1">Phylogenie </text:p>
          <text:p text:style-name="P1">des image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72cm" svg:height="2.54cm" svg:x="41.767cm" svg:y="34.909cm">
          <text:p text:style-name="P1">Detection </text:p>
          <text:p text:style-name="P1">recompression</text:p>
          <text:p text:style-name="P1">JPE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9.735cm" svg:y1="36.179cm" svg:x2="41.767cm" svg:y2="36.179cm" draw:start-shape="id1" draw:start-glue-point="1" draw:end-shape="id2" draw:end-glue-point="3" svg:d="M39735 36179h2032" svg:viewBox="0 0 2033 1">
          <text:p/>
        </draw:connector>
        <draw:custom-shape draw:style-name="gr4" draw:text-style-name="P4" xml:id="id3" draw:id="id3" draw:layer="layout" svg:width="4.191cm" svg:height="2.54cm" svg:x="35.544cm" svg:y="29.829cm">
          <text:p text:style-name="P3"><text:span text:style-name="T1">Construction </text:span></text:p>
          <text:p text:style-name="P3"><text:span text:style-name="T1">de l'arbre</text:span></text:p>
          <text:p text:style-name="P3"><text:span text:style-name="T1"><text:s/></text:span><text:span text:style-name="T1">phylogenetiq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7.639cm" svg:y1="34.909cm" svg:x2="37.639cm" svg:y2="32.369cm" draw:start-shape="id1" draw:start-glue-point="0" draw:end-shape="id3" draw:end-glue-point="2" svg:d="M37639 34909v-2540" svg:viewBox="0 0 1 2541">
          <text:p/>
        </draw:connector>
        <draw:custom-shape draw:style-name="gr5" draw:text-style-name="P6" xml:id="id4" draw:id="id4" draw:layer="layout" svg:width="7.493cm" svg:height="2.667cm" svg:x="31.099cm" svg:y="24.495cm">
          <text:p text:style-name="P5"><text:span text:style-name="T2">First steps toward image phylogeny</text:span></text:p>
          <text:p text:style-name="P5"><text:span text:style-name="T2">Dias, Z.; Rocha, A.; Goldenstein, S.</text:span></text:p>
          <text:p text:style-name="P5"><text:span text:style-name="T2">Information Forensics and Security</text:span></text:p>
          <text:p text:style-name="P5"><text:span text:style-name="T2"><text:s/></text:span><text:span text:style-name="T2">(WIFS), 2010 IEEE International 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7.639cm" svg:y1="29.829cm" svg:x2="34.845cm" svg:y2="27.162cm" draw:start-shape="id3" draw:start-glue-point="0" draw:end-shape="id4" draw:end-glue-point="2" svg:d="M37639 29829l-2794-2667" svg:viewBox="0 0 2795 2668">
          <text:p/>
        </draw:connector>
        <draw:custom-shape draw:style-name="gr7" draw:text-style-name="P2" xml:id="id5" draw:id="id5" draw:layer="layout" svg:width="4.191cm" svg:height="2.54cm" svg:x="48.652cm" svg:y="33.05cm">
          <text:p text:style-name="P1">Blocs alignés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4.191cm" svg:height="2.54cm" svg:x="48.625cm" svg:y="36.733cm">
          <text:p text:style-name="P1">Blocs non</text:p>
          <text:p text:style-name="P1">alignés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6.339cm" svg:y1="36.179cm" svg:x2="48.652cm" svg:y2="34.32cm" draw:start-shape="id2" draw:start-glue-point="1" draw:end-shape="id5" draw:end-glue-point="3" svg:d="M46339 36179l2313-1859" svg:viewBox="0 0 2314 1860">
          <text:p/>
        </draw:connector>
        <draw:connector draw:style-name="gr6" draw:text-style-name="P7" draw:layer="layout" draw:type="line" svg:x1="46.339cm" svg:y1="36.179cm" svg:x2="48.625cm" svg:y2="38.003cm" draw:start-shape="id2" draw:start-glue-point="1" draw:end-shape="id6" draw:end-glue-point="3" svg:d="M46339 36179l2286 1824" svg:viewBox="0 0 2287 1825">
          <text:p/>
        </draw:connector>
        <draw:custom-shape draw:style-name="gr5" draw:text-style-name="P6" xml:id="id7" draw:id="id7" draw:layer="layout" svg:width="7.493cm" svg:height="2.667cm" svg:x="39.862cm" svg:y="24.495cm">
          <text:p text:style-name="P5"><text:span text:style-name="T2">Image Phylogeny by Minimal</text:span></text:p>
          <text:p text:style-name="P5"><text:span text:style-name="T2"><text:s/></text:span><text:span text:style-name="T2">Spanning Trees</text:span></text:p>
          <text:p text:style-name="P5"><text:span text:style-name="T2">Dias, Z.; Rocha, A.; Goldenstein, S.</text:span></text:p>
          <text:p text:style-name="P5"><text:span text:style-name="T2">Information Forensics and Securitycv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3.608cm" svg:y1="27.162cm" svg:x2="37.639cm" svg:y2="29.829cm" draw:start-shape="id7" draw:start-glue-point="2" draw:end-shape="id3" draw:end-glue-point="0" svg:d="M43608 27162l-5969 2667" svg:viewBox="0 0 5970 2668">
          <text:p/>
        </draw:connector>
        <draw:custom-shape draw:style-name="gr8" draw:text-style-name="P8" xml:id="id8" draw:id="id8" draw:layer="layout" svg:width="5.207cm" svg:height="2.54cm" svg:x="35.063cm" svg:y="39.735cm">
          <text:p text:style-name="P3"><text:span text:style-name="T1">L'image A est elle </text:span></text:p>
          <text:p text:style-name="P3"><text:span text:style-name="T1">parent de l'image B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7.639cm" svg:y1="37.449cm" svg:x2="37.666cm" svg:y2="39.735cm" draw:start-shape="id1" draw:start-glue-point="2" draw:end-shape="id8" draw:end-glue-point="0" svg:d="M37639 37449l27 2286" svg:viewBox="0 0 28 2287">
          <text:p/>
        </draw:connector>
        <draw:custom-shape draw:style-name="gr9" draw:text-style-name="P6" xml:id="id9" draw:id="id9" draw:layer="layout" svg:width="10.287cm" svg:height="2.667cm" svg:x="55.864cm" svg:y="36.687cm">
          <text:p text:style-name="P5"><text:span text:style-name="T2">DETECTION OF NON-ALIGNED DOUBLE</text:span></text:p>
          <text:p text:style-name="P5"><text:span text:style-name="T2"><text:s/></text:span><text:span text:style-name="T2">JPEG COMPRESSION WITH ESTIMATION </text:span></text:p>
          <text:p text:style-name="P5"><text:span text:style-name="T2">OF PRIMARY COMPRESSION PARAMETERS </text:span></text:p>
          <text:p text:style-name="P5"><text:span text:style-name="T2">Tiziano Bianchi, Alessandro Piv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52.816cm" svg:y1="38.003cm" svg:x2="55.864cm" svg:y2="38.02cm" draw:start-shape="id6" draw:start-glue-point="1" draw:end-shape="id9" draw:end-glue-point="3" svg:d="M52816 38003l3048 17" svg:viewBox="0 0 3049 18">
          <text:p/>
        </draw:connector>
        <draw:custom-shape draw:style-name="gr9" draw:text-style-name="P6" xml:id="id10" draw:id="id10" draw:layer="layout" svg:width="10.287cm" svg:height="2.667cm" svg:x="55.864cm" svg:y="32.977cm">
          <text:p text:style-name="P5"><text:span text:style-name="T2">JPEG Re-Compression Detection Xiaoying </text:span></text:p>
          <text:p text:style-name="P5"><text:span text:style-name="T2">Feng and Gwenaël Doërr Department </text:span></text:p>
          <text:p text:style-name="P5"><text:span text:style-name="T2">of Computer Science – University College </text:span></text:p>
          <text:p text:style-name="P5"><text:span text:style-name="T2">London Malet Place – London WC1E 6BT </text:span></text:p>
          <text:p text:style-name="P5"><text:span text:style-name="T2">– </text:span><text:span text:style-name="T2">United Kingdom 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52.843cm" svg:y1="34.32cm" svg:x2="55.864cm" svg:y2="34.31cm" draw:start-shape="id5" draw:start-glue-point="1" draw:end-shape="id10" draw:end-glue-point="3" svg:d="M52843 34320l3021-10" svg:viewBox="0 0 3022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5:17:15.475882959</meta:creation-date>
    <dc:date>2016-02-12T15:49:42.172364859</dc:date>
    <meta:editing-duration>PT32M24S</meta:editing-duration>
    <meta:editing-cycles>7</meta:editing-cycles>
    <meta:generator>LibreOffice/5.0.2.2$Linux_X86_64 LibreOffice_project/00m0$Build-2</meta:generator>
    <meta:document-statistic meta:object-count="19"/>
  </office:meta>
</office:document-meta>
</file>